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>
            <text:p>INSEGNA</text:p>
          </table:table-cell>
          <table:table-cell table:style-name="ce11" office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>
            <text:p>MESE</text:p>
          </table:table-cell>
          <table:table-cell table:style-name="ce12" office:value-type="string" table:number-columns-spanned="2" table:number-rows-spanned="1">
            <text:p>GIUGNO</text:p>
          </table:table-cell>
          <table:covered-table-cell table:style-name="ce12"/>
          <table:table-cell/>
          <table:table-cell table:style-name="ce3" office:value-type="string">
            <text:p>ANNO</text:p>
          </table:table-cell>
          <table:table-cell table:style-name="ce20" office:value-type="float" office:value="2014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>
            <text:p>FATTURATI</text:p>
          </table:table-cell>
          <table:table-cell table:number-columns-repeated="3"/>
          <table:table-cell table:style-name="ce4" office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>
            <text:p>IMPONIBILE 1</text:p>
          </table:table-cell>
          <table:table-cell table:style-name="ce5" office:value-type="string">
            <text:p>IVA (22%)</text:p>
          </table:table-cell>
          <table:table-cell table:style-name="ce5" office:value-type="string">
            <text:p>TOTALE</text:p>
          </table:table-cell>
          <table:table-cell table:style-name="ce6"/>
          <table:table-cell table:style-name="ce17" office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/>
          <table:table-cell table:style-name="ce5"/>
          <table:table-cell table:style-name="ce5"/>
          <table:table-cell table:style-name="ce6"/>
          <table:table-cell table:style-name="ce18" office:value-type="float" office:value="3818">
            <text:p>3818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>
            <text:p>IMPONIBILE 2</text:p>
          </table:table-cell>
          <table:table-cell table:style-name="ce5" office:value-type="string">
            <text:p>IVA (10%)</text:p>
          </table:table-cell>
          <table:table-cell table:style-name="ce5" office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9986.08">
            <text:p>€ 9.986,08</text:p>
          </table:table-cell>
          <table:table-cell table:style-name="ce7" table:formula="of:=[.C12]/100*10" office:value-type="currency" office:currency="EUR" office:value="998.608">
            <text:p>€ 998,61</text:p>
          </table:table-cell>
          <table:table-cell table:style-name="ce7" table:formula="of:=SUM([.C12:.D12])" office:value-type="currency" office:currency="EUR" office:value="10984.688">
            <text:p>€ 10.984,69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>
            <text:p>IMPONIBILE 3</text:p>
          </table:table-cell>
          <table:table-cell table:style-name="ce5" office:value-type="string">
            <text:p>IVA ( ___%)</text:p>
          </table:table-cell>
          <table:table-cell table:style-name="ce5" office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/>
          <table:table-cell table:style-name="ce5"/>
          <table:table-cell table:style-name="ce5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>
            <text:p>TOTALE IMP.</text:p>
          </table:table-cell>
          <table:table-cell table:style-name="ce14"/>
          <table:table-cell table:style-name="ce8" office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9986.08">
            <text:p>€ 9.986,08</text:p>
          </table:table-cell>
          <table:table-cell table:style-name="ce14"/>
          <table:table-cell table:style-name="ce9" table:formula="of:=SUM([.E9];[.E12];[.E15])" office:value-type="currency" office:currency="EUR" office:value="10984.688">
            <text:p>€ 10.984,69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>
            <text:p>DATA</text:p>
          </table:table-cell>
          <table:table-cell table:style-name="ce15" office:value-type="date" office:date-value="2014-07-20">
            <text:p>20/07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0000-00-00T15:25:28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7-20T15:26:20</dc:date>
    <meta:print-date>2011-01-03T16:21:55</meta:print-date>
    <meta:editing-cycles>34</meta:editing-cycles>
    <meta:editing-duration>PT2H58M1S</meta:editing-duration>
    <meta:generator>LibreOffice/3.6$Linux_x86 LibreOffice_project/360m1$Build-2</meta:generator>
    <meta:document-statistic meta:table-count="1" meta:cell-count="34" meta:object-count="0"/>
  </office:meta>
</office:document-meta>
</file>